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26.04mm"/>
    </style:style>
    <style:style style:name="co3" style:family="table-column">
      <style:table-column-properties fo:break-before="auto" style:column-width="46.23mm"/>
    </style:style>
    <style:style style:name="co4" style:family="table-column">
      <style:table-column-properties fo:break-before="auto" style:column-width="10.83mm"/>
    </style:style>
    <style:style style:name="co5" style:family="table-column">
      <style:table-column-properties fo:break-before="auto" style:column-width="15.65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24.01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9.93mm"/>
    </style:style>
    <style:style style:name="co10" style:family="table-column">
      <style:table-column-properties fo:break-before="auto" style:column-width="13.7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30 x 30 x 1,8 cm Terrazzo Karo Günlük Üretim Maliyeti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Default" office:value-type="string" calcext:value-type="string">
            <text:p>TL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Açıklama</text:p>
          </table:table-cell>
          <table:table-cell table:style-name="ce3" office:value-type="string" calcext:value-type="string">
            <text:p>Mktr</text:p>
          </table:table-cell>
          <table:table-cell table:style-name="ce5" office:value-type="string" calcext:value-type="string">
            <text:p>Birim</text:p>
          </table:table-cell>
          <table:table-cell table:style-name="ce3" office:value-type="string" calcext:value-type="string">
            <text:p>Fiyat</text:p>
          </table:table-cell>
          <table:table-cell table:style-name="ce3" office:value-type="string" calcext:value-type="string">
            <text:p>Tutar</text:p>
          </table:table-cell>
          <table:table-cell table:style-name="Default" office:value-type="string" calcext:value-type="string">
            <text:p>Toplam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lzemeler</text:p>
          </table:table-cell>
          <table:table-cell office:value-type="string" calcext:value-type="string">
            <text:p>Beyaz Çimento 52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</text:p>
          </table:table-cell>
          <table:table-cell office:value-type="float" office:value="1020" calcext:value-type="float">
            <text:p>1.020,00</text:p>
          </table:table-cell>
          <table:table-cell table:formula="of:=[.D6]*[.F6]" office:value-type="float" office:value="1020" calcext:value-type="float">
            <text:p>1.02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za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</text:p>
          </table:table-cell>
          <table:table-cell office:value-type="float" office:value="900" calcext:value-type="float">
            <text:p>900,00</text:p>
          </table:table-cell>
          <table:table-cell table:formula="of:=[.D7]*[.F7]" office:value-type="float" office:value="2700" calcext:value-type="float">
            <text:p>2.70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y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,00</text:p>
          </table:table-cell>
          <table:table-cell table:formula="of:=[.D8]*[.F8]" office:value-type="float" office:value="72" calcext:value-type="float">
            <text:p>72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Kimyasal Katkıl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,00</text:p>
          </table:table-cell>
          <table:table-cell table:formula="of:=[.D9]*[.F9]" office:value-type="float" office:value="1800" calcext:value-type="float">
            <text:p>1.800,00</text:p>
          </table:table-cell>
          <table:table-cell table:formula="of:=SUM([.G6:.G9])" office:value-type="float" office:value="5592" calcext:value-type="float">
            <text:p>5.592,00</text:p>
          </table:table-cell>
          <table:table-cell table:style-name="ce4" table:formula="of:=[.H9]*100/[.$G$41]" office:value-type="float" office:value="21.5421597633136" calcext:value-type="float">
            <text:p>21,54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öküm Baskı</text:p>
          </table:table-cell>
          <table:table-cell office:value-type="string" calcext:value-type="string">
            <text:p>Vakum Bez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</text:p>
          </table:table-cell>
          <table:table-cell office:value-type="float" office:value="30" calcext:value-type="float">
            <text:p>30,00</text:p>
          </table:table-cell>
          <table:table-cell table:formula="of:=[.D11]*[.F11]" office:value-type="float" office:value="60" calcext:value-type="float">
            <text:p>60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idrolik ya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</text:p>
          </table:table-cell>
          <table:table-cell office:value-type="float" office:value="60" calcext:value-type="float">
            <text:p>60,00</text:p>
          </table:table-cell>
          <table:table-cell table:formula="of:=[.D12]*[.F12]" office:value-type="float" office:value="120" calcext:value-type="float">
            <text:p>120,00</text:p>
          </table:table-cell>
          <table:table-cell table:formula="of:=SUM([.G11:.G12])" office:value-type="float" office:value="180" calcext:value-type="float">
            <text:p>180,00</text:p>
          </table:table-cell>
          <table:table-cell table:style-name="ce4" table:formula="of:=[.H12]*100/[.$G$41]" office:value-type="float" office:value="0.693417159763314" calcext:value-type="float">
            <text:p>0,6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Cilalama</text:p>
          </table:table-cell>
          <table:table-cell office:value-type="string" calcext:value-type="string">
            <text:p>Zımpar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et</text:p>
          </table:table-cell>
          <table:table-cell office:value-type="float" office:value="18" calcext:value-type="float">
            <text:p>18,00</text:p>
          </table:table-cell>
          <table:table-cell table:formula="of:=[.D14]*[.F14]" office:value-type="float" office:value="720" calcext:value-type="float">
            <text:p>720,00</text:p>
          </table:table-cell>
          <table:table-cell table:formula="of:=SUM([.G14:.G14])" office:value-type="float" office:value="720" calcext:value-type="float">
            <text:p>720,00</text:p>
          </table:table-cell>
          <table:table-cell table:style-name="ce4" table:formula="of:=[.H14]*100/[.$G$41]" office:value-type="float" office:value="2.77366863905325" calcext:value-type="float">
            <text:p>2,7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akliye</text:p>
          </table:table-cell>
          <table:table-cell office:value-type="string" calcext:value-type="string">
            <text:p>Mazot (Forklift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t</text:p>
          </table:table-cell>
          <table:table-cell office:value-type="float" office:value="6" calcext:value-type="float">
            <text:p>6,00</text:p>
          </table:table-cell>
          <table:table-cell table:formula="of:=[.D16]*[.F16]" office:value-type="float" office:value="60" calcext:value-type="float">
            <text:p>60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zot (Pikap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t</text:p>
          </table:table-cell>
          <table:table-cell office:value-type="float" office:value="6" calcext:value-type="float">
            <text:p>6,00</text:p>
          </table:table-cell>
          <table:table-cell table:formula="of:=[.D17]*[.F17]" office:value-type="float" office:value="60" calcext:value-type="float">
            <text:p>60,00</text:p>
          </table:table-cell>
          <table:table-cell table:formula="of:=SUM([.G16:.G17])" office:value-type="float" office:value="120" calcext:value-type="float">
            <text:p>120,00</text:p>
          </table:table-cell>
          <table:table-cell table:style-name="ce4" table:formula="of:=[.H17]*100/[.$G$41]" office:value-type="float" office:value="0.462278106508876" calcext:value-type="float">
            <text:p>0,4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Diğer</text:p>
          </table:table-cell>
          <table:table-cell office:value-type="string" calcext:value-type="string">
            <text:p>Elektrik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w</text:p>
          </table:table-cell>
          <table:table-cell office:value-type="float" office:value="3" calcext:value-type="float">
            <text:p>3,00</text:p>
          </table:table-cell>
          <table:table-cell table:formula="of:=[.D19]*[.F19]" office:value-type="float" office:value="150" calcext:value-type="float">
            <text:p>15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</text:p>
          </table:table-cell>
          <table:table-cell office:value-type="float" office:value="6" calcext:value-type="float">
            <text:p>6,00</text:p>
          </table:table-cell>
          <table:table-cell table:formula="of:=[.D20]*[.F20]" office:value-type="float" office:value="6" calcext:value-type="float">
            <text:p>6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uhasebe Ücretler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,00</text:p>
          </table:table-cell>
          <table:table-cell table:formula="of:=[.D21]*[.F21]" office:value-type="float" office:value="60" calcext:value-type="float">
            <text:p>60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önetim Giderler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" calcext:value-type="float">
            <text:p>180,00</text:p>
          </table:table-cell>
          <table:table-cell table:formula="of:=[.D22]*[.F22]" office:value-type="float" office:value="180" calcext:value-type="float">
            <text:p>180,00</text:p>
          </table:table-cell>
          <table:table-cell table:style-name="Default" table:formula="of:=SUM([.G19:.G22])" office:value-type="float" office:value="396" calcext:value-type="float">
            <text:p>396</text:p>
          </table:table-cell>
          <table:table-cell table:style-name="ce4" table:formula="of:=[.H22]*100/[.$G$41]" office:value-type="float" office:value="1.52551775147929" calcext:value-type="float">
            <text:p>1,53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İşçilik</text:p>
          </table:table-cell>
          <table:table-cell office:value-type="string" calcext:value-type="string">
            <text:p>Döküm Makina İşçi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İşçi</text:p>
          </table:table-cell>
          <table:table-cell office:value-type="float" office:value="120" calcext:value-type="float">
            <text:p>120,00</text:p>
          </table:table-cell>
          <table:table-cell table:formula="of:=[.D25]*[.F25]" office:value-type="float" office:value="480" calcext:value-type="float">
            <text:p>48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lim Makina İşçi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İşçi</text:p>
          </table:table-cell>
          <table:table-cell office:value-type="float" office:value="120" calcext:value-type="float">
            <text:p>120,00</text:p>
          </table:table-cell>
          <table:table-cell table:formula="of:=[.D26]*[.F26]" office:value-type="float" office:value="480" calcext:value-type="float">
            <text:p>48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kliye ve istifl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İşçi</text:p>
          </table:table-cell>
          <table:table-cell office:value-type="float" office:value="120" calcext:value-type="float">
            <text:p>120,00</text:p>
          </table:table-cell>
          <table:table-cell table:formula="of:=[.D27]*[.F27]" office:value-type="float" office:value="120" calcext:value-type="float">
            <text:p>12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tabaş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İşçi</text:p>
          </table:table-cell>
          <table:table-cell office:value-type="float" office:value="240" calcext:value-type="float">
            <text:p>240,00</text:p>
          </table:table-cell>
          <table:table-cell table:formula="of:=[.D28]*[.F28]" office:value-type="float" office:value="480" calcext:value-type="float">
            <text:p>48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üdü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İşçi</text:p>
          </table:table-cell>
          <table:table-cell office:value-type="float" office:value="480" calcext:value-type="float">
            <text:p>480,00</text:p>
          </table:table-cell>
          <table:table-cell table:formula="of:=[.D29]*[.F29]" office:value-type="float" office:value="480" calcext:value-type="float">
            <text:p>480,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İşçi Sigorta Kurum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İşçi</text:p>
          </table:table-cell>
          <table:table-cell office:value-type="float" office:value="60" calcext:value-type="float">
            <text:p>60,00</text:p>
          </table:table-cell>
          <table:table-cell table:formula="of:=[.D30]*[.F30]" office:value-type="float" office:value="720" calcext:value-type="float">
            <text:p>720,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İşçi Yemek Servis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" calcext:value-type="float">
            <text:p>18,00</text:p>
          </table:table-cell>
          <table:table-cell table:formula="of:=[.D31]*[.F31]" office:value-type="float" office:value="216" calcext:value-type="float">
            <text:p>216,00</text:p>
          </table:table-cell>
          <table:table-cell table:formula="of:=SUM([.G25:.G31])" office:value-type="float" office:value="2976" calcext:value-type="float">
            <text:p>2.976,00</text:p>
          </table:table-cell>
          <table:table-cell table:style-name="ce4" table:formula="of:=[.H31]*100/[.$G$41]" office:value-type="float" office:value="11.4644970414201" calcext:value-type="float">
            <text:p>11,4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Daily Expence</text:p>
          </table:table-cell>
          <table:table-cell table:number-columns-repeated="3"/>
          <table:table-cell table:style-name="ce8" table:formula="of:=SUM([.G6:.G32])" office:value-type="float" office:value="9984" calcext:value-type="float">
            <text:p>9.984,00</text:p>
          </table:table-cell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ergil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/>
          <table:table-cell table:formula="of:=[.G33]*[.D34]/100" office:value-type="float" office:value="1996.8" calcext:value-type="float">
            <text:p>1.996,80</text:p>
          </table:table-cell>
          <table:table-cell table:formula="of:=[.G34]" office:value-type="float" office:value="1996.8" calcext:value-type="float">
            <text:p>1.996,80</text:p>
          </table:table-cell>
          <table:table-cell table:style-name="ce4" table:formula="of:=[.H34]*100/[.$G$41]" office:value-type="float" office:value="7.69230769230769" calcext:value-type="float">
            <text:p>7,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aiy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%</text:p>
          </table:table-cell>
          <table:table-cell/>
          <table:table-cell table:formula="of:=[.G33]*[.D35]/100" office:value-type="float" office:value="2995.2" calcext:value-type="float">
            <text:p>2.995,20</text:p>
          </table:table-cell>
          <table:table-cell table:formula="of:=[.G35]" office:value-type="float" office:value="2995.2" calcext:value-type="float">
            <text:p>2.995,20</text:p>
          </table:table-cell>
          <table:table-cell table:style-name="ce4" table:formula="of:=[.H35]*100/[.$G$41]" office:value-type="float" office:value="11.5384615384615" calcext:value-type="float">
            <text:p>11,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kina Amortis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/>
          <table:table-cell table:formula="of:=[.G33]*[.D36]/100" office:value-type="float" office:value="998.4" calcext:value-type="float">
            <text:p>998,40</text:p>
          </table:table-cell>
          <table:table-cell table:formula="of:=[.G36]" office:value-type="float" office:value="998.4" calcext:value-type="float">
            <text:p>998,40</text:p>
          </table:table-cell>
          <table:table-cell table:style-name="ce4" table:formula="of:=[.H36]*100/[.$G$41]" office:value-type="float" office:value="3.84615384615385" calcext:value-type="float">
            <text:p>3,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Çalışılmayan Günl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/>
          <table:table-cell table:formula="of:=[.G33]*[.D37]/100" office:value-type="float" office:value="9984" calcext:value-type="float">
            <text:p>9.984,00</text:p>
          </table:table-cell>
          <table:table-cell table:formula="of:=[.G37]" office:value-type="float" office:value="9984" calcext:value-type="float">
            <text:p>9.984,00</text:p>
          </table:table-cell>
          <table:table-cell table:style-name="ce4" table:formula="of:=[.H37]*100/[.$G$41]" office:value-type="float" office:value="38.4615384615385" calcext:value-type="float">
            <text:p>38,46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table:formula="of:=SUM([.I9:.I39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Günlük Masraflar Toplamı</text:p>
          </table:table-cell>
          <table:table-cell/>
          <table:table-cell table:style-name="ce4" table:formula="of:=[.G41]/[.E40]" office:value-type="float" office:value="4326.4" calcext:value-type="float">
            <text:p>4.326,40</text:p>
          </table:table-cell>
          <table:table-cell/>
          <table:table-cell table:style-name="ce8" table:formula="of:=SUM([.G33:.G40])" office:value-type="float" office:value="25958.4" calcext:value-type="float">
            <text:p>25.958,40</text:p>
          </table:table-cell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ünlük Üretim Miktarı</text:p>
          </table:table-cell>
          <table:table-cell/>
          <table:table-cell table:style-name="ce6" office:value-type="string" calcext:value-type="string">
            <text:p>USD</text:p>
          </table:table-cell>
          <table:table-cell/>
          <table:table-cell table:style-name="Default" office:value-type="float" office:value="2000" calcext:value-type="float">
            <text:p>2000</text:p>
          </table:table-cell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>
            <text:p>1 Karo Maliyeti</text:p>
          </table:table-cell>
          <table:table-cell table:style-name="ce4"/>
          <table:table-cell table:style-name="ce4" table:formula="of:=[.G43]/[.E40]" office:value-type="float" office:value="2.1632" calcext:value-type="float">
            <text:p>2,16</text:p>
          </table:table-cell>
          <table:table-cell table:style-name="Default"/>
          <table:table-cell table:style-name="ce9" table:formula="of:=[.G41]/[.G42]" office:value-type="float" office:value="12.9792" calcext:value-type="float">
            <text:p>12,98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2"/>
          <table:table-cell table:style-name="ce7" office:value-type="string" calcext:value-type="string">
            <text:p>GÜN</text:p>
          </table:table-cell>
          <table:table-cell table:style-name="ce7" office:value-type="string" calcext:value-type="string">
            <text:p>TL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YILLIK TOPLAM</text:p>
          </table:table-cell>
          <table:table-cell table:style-name="ce1"/>
          <table:table-cell table:style-name="ce1" table:formula="of:=[.E41]*[.D45]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</text:p>
          </table:table-cell>
          <table:table-cell table:style-name="ce8" table:formula="of:=[.G41]*[.F45]" office:value-type="float" office:value="4672512" calcext:value-type="float">
            <text:p>4.672.512,00</text:p>
          </table:table-cell>
          <table:table-cell table:style-name="ce1"/>
          <table:table-cell table:number-columns-repeated="6"/>
        </table:table-row>
        <table:table-row table:style-name="ro1" table:number-rows-repeated="4"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u hesaplama yılda 600 gün çalışıldığı ve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ıllık 360,000 adet üretim yapılabildiği üzerine yapılmıştır. 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 USD = 6 TL olarak hesaplanmıştır.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0.00.0000</text:date>, <text:time style:data-style-name="N2" text:time-value="11:20:26.324652290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1:49:01.789838319</meta:creation-date>
    <dc:date>2019-07-15T11:45:30.629428021</dc:date>
    <meta:editing-duration>PT34M41S</meta:editing-duration>
    <meta:editing-cycles>8</meta:editing-cycles>
    <meta:generator>LibreOffice/5.2.7.2$Linux_X86_64 LibreOffice_project/20m0$Build-2</meta:generator>
    <meta:document-statistic meta:table-count="1" meta:cell-count="170" meta:object-count="0"/>
  </office:meta>
</office:document-meta>
</file>